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ourier New'" style:font-family-asian="'Courier New'" style:font-family-complex="'Courier New'"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ourier New'" style:font-family-asian="'Courier New'" style:font-family-complex="'Courier New'"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ourier New'" style:font-family-asian="'Courier New'" style:font-family-complex="'Courier New'"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ourier New'" style:font-family-asian="'Courier New'" style:font-family-complex="'Courier New'"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ourier New'" style:font-family-asian="'Courier New'" style:font-family-complex="'Courier New'"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ourier New'" style:font-family-asian="'Courier New'" style:font-family-complex="'Courier New'"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ourier New'" style:font-family-asian="'Courier New'" style:font-family-complex="'Courier New'"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ourier New'" style:font-family-asian="'Courier New'" style:font-family-complex="'Courier New'"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ourier New'" style:font-family-asian="'Courier New'" style:font-family-complex="'Courier New'"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ourier New'" style:font-family-asian="'Courier New'" style:font-family-complex="'Courier New'"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ourier New'" style:font-family-asian="'Courier New'" style:font-family-complex="'Courier New'"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ourier New'" style:font-family-asian="'Courier New'" style:font-family-complex="'Courier New'"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Courier New'" style:font-family-asian="'Courier New'" style:font-family-complex="'Courier New'"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fo:font-family="'Courier New'" style:font-family-asian="'Courier New'" style:font-family-complex="'Courier New'"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normal" fo:font-family="'Courier New'" style:font-family-asian="'Courier New'" style:font-family-complex="'Courier New'"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ourier New'" style:font-family-asian="'Courier New'" style:font-family-complex="'Courier New'"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normal" fo:font-family="'Courier New'" style:font-family-asian="'Courier New'" style:font-family-complex="'Courier New'"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bold" fo:font-family="'Courier New'" style:font-family-asian="'Courier New'" style:font-family-complex="'Courier New'" fo:background-color="transparent" style:use-window-font-color="true"/>
    </style:style>
    <style:style style:name="T37" style:family="text">
      <style:text-properties fo:font-size="11.00pt" fo:font-weight="normal" fo:font-family="'Courier New'" style:font-family-asian="'Courier New'" style:font-family-complex="'Courier New'"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office:automatic-styles>
  <office:body>
    <office:text>
      <text:p text:style-name="P1"><text:span text:style-name="T1"/></text:p>
      <text:p text:style-name="P1"><text:span text:style-name="T2">Hibernate Session Factory-Add Classes- Chapter 2, Page 48 in Hibernate In Action</text:span></text:p>
      <text:p text:style-name="P1"><text:span text:style-name="T3"/></text:p>
      <text:p text:style-name="P1"><text:span text:style-name="T4">For use in a Managed environment- JBOSS:</text:span></text:p>
      <text:p text:style-name="P1"><text:span text:style-name="T5"/></text:p>
      <text:p text:style-name="P1"><text:span text:style-name="T6">SessionFactory sessions = new Configuration()<text:s text:c="3"/>.addClass(org.hibernate.auction.model.Item.class)<text:s text:c="3"/>.addClass(org.hibernate.auction.model.Category.class)<text:s text:c="3"/>.addClass(org.hibernate.auction.model.Bid.class)<text:s text:c="4"/>.setProperties( System.getProperties() )<text:s text:c="4"/>.buildSessionFactory();</text:span></text:p>
      <text:p text:style-name="P1"><text:span text:style-name="T7"/></text:p>
      <text:p text:style-name="P1"><text:span text:style-name="T8">The addClass() method assumes that the name of the mapping file ends with the.hbm.xml extension and is deployed along with the mapped class file.</text:span></text:p>
      <text:p text:style-name="P1"><text:span text:style-name="T9"/></text:p>
      <text:p text:style-name="P1"><text:span text:style-name="T10">Both the hibernate.properties and the hibernate.cfg.xml files provide the same function: to config-ure Hibernate. </text:span></text:p>
      <text:p text:style-name="P1"><text:span text:style-name="T11"/></text:p>
      <text:p text:style-name="P1"><text:span text:style-name="T12">hibernate.connection.driver_class = org.postgresql.Driverhibernate.connection.url = jdbc:postgresql://localhost/auctiondbhibernate.connection.username = auctionuser<text:s text:c="20"/>hibernate.connection.password = secret<text:s text:c="25"/>hibernate.dialect = net.sf.hibernate.dialect.PostgreSQLDialect hibernate.c3p0.min_size=5<text:s text:c="35"/>hibernate.c3p0.max_size=20<text:s text:c="34"/>hibernate.c3p0.timeout=300<text:s text:c="36"/>hibernate.c3p0.max_statements=50<text:s text:c="32"/>hibernate.c3p0.idle_test_period=3000</text:span></text:p>
      <text:p text:style-name="P1"><text:span text:style-name="T13"/></text:p>
      <text:p text:style-name="P1"><text:span text:style-name="T14">Specifying properties of the form hibernate.c3p0.* selects C3P0 as Hibernate’s connection pool.</text:span></text:p>
      <text:p text:style-name="P1"><text:span text:style-name="T15"/></text:p>
      <text:p text:style-name="P1"><text:span text:style-name="T16">1 Download<text:s text:c="2"/>and<text:s text:c="2"/>unpack<text:s text:c="2"/>the<text:s text:c="2"/>JDBC<text:s text:c="2"/>driver<text:s text:c="2"/>for<text:s text:c="2"/>your<text:s text:c="2"/>database,<text:s text:c="2"/>which<text:s text:c="2"/>is<text:s text:c="2"/>usually available from the database vendor web site. Place the JAR files in the appli-cation classpath; do the same with hibernate2.jar.</text:span></text:p>
      <text:p text:style-name="P1"><text:span text:style-name="T17"/></text:p>
      <text:p text:style-name="P1"><text:span text:style-name="T18">2 Add Hibernate’s dependencies to the classpath; they’re distributed alongwith Hibernate in the lib/ directory. See also the text file lib/README.txtfor a list of required and optional libraries.</text:span></text:p>
      <text:p text:style-name="P1"><text:span text:style-name="T19"/></text:p>
      <text:p text:style-name="P1"><text:span text:style-name="T20">3 Choose a JDBC connection pool supported by Hibernate and configure it with a properties file. Don’t forget to specify the SQL dialect.</text:span></text:p>
      <text:p text:style-name="P1"><text:span text:style-name="T21"/></text:p>
      <text:p text:style-name="P1"><text:span text:style-name="T22">4 Let the Configuration know about these properties by placing them in a hibernate.properties file in the classpath.</text:span></text:p>
      <text:p text:style-name="P1"><text:span text:style-name="T23"/></text:p>
      <text:p text:style-name="P1"><text:span text:style-name="T24">5 Create an instance of Configuration in your application and load the XMLmapping files using either addResource() or addClass(). Build a Session-Factory from the Configuration by calling buildSessionFactory().</text:span></text:p>
      <text:p text:style-name="P1"><text:span text:style-name="T25"/></text:p>
      <text:p text:style-name="P1"><text:span text:style-name="T26">The following code starts Hibernate:</text:span></text:p>
      <text:p text:style-name="P1"><text:span text:style-name="T27"/></text:p>
      <text:p text:style-name="P1"><text:span text:style-name="T28">Configuration cfg = new Configuration(); cfg.addResource("hello/Message.hbm.xml"); cfg.setProperties( System.getProperties() );</text:span></text:p>
      <text:p text:style-name="P1"><text:span text:style-name="T28">SessionFactory sessions = cfg.buildSessionFactory();</text:span></text:p>
      <text:p text:style-name="P1"><text:span text:style-name="T29"/></text:p>
      <text:p text:style-name="P1"><text:span text:style-name="T30"><text:s/>XML mapping files must be placed in the classpath.</text:span></text:p>
      <text:p text:style-name="P1"><text:span text:style-name="T31"/></text:p>
      <text:p text:style-name="P1"><text:span text:style-name="T32"><text:s/>An application server exposes a connection pool as a JNDI-bound datasource, an instance of javax.jdbc.Datasource. You need to tell Hibernate where to find the datasource in JNDI, by supplying a fully qualified JNDI name.</text:span></text:p>
      <text:p text:style-name="P1"><text:span text:style-name="T33"/></text:p>
      <text:p text:style-name="P1"><text:span text:style-name="T34">hibernate.connection.datasource = java:/comp/env/jdbc/AuctionDBhibernate.transaction.factory_class = \<text:s text:c="4"/>net.sf.hibernate.transaction.JTATransactionFactory<text:s text:c="2"/>hibernate.transaction.manager_lookup_class = \<text:s text:c="4"/>net.sf.hibernate.transaction.JBossTransactionManagerLookuphibernate.dialect = net.sf.hibernate.dialect.PostgreSQLDialect</text:span></text:p>
      <text:p text:style-name="P1"><text:span text:style-name="T35"/></text:p>
      <text:p text:style-name="P1"><text:span text:style-name="T36">The two steps that are necessary if you work with a J2EE applicationserver:<text:s/></text:span><text:span text:style-name="T37">Set the factory class for the Hibernate TransactionAPI to JTA as described earlier, and declare the transaction manager lookup specific to your applicationserver. The lookup strategy is required only if you use the second-level cache</text:span></text:p>
      <text:p text:style-name="P1"><text:span text:style-name="T3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